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0.984cm" table:align="left"/>
    </style:style>
    <style:style style:name="Table1.A" style:family="table-column">
      <style:table-column-properties style:column-width="5.676cm"/>
    </style:style>
    <style:style style:name="Table1.B" style:family="table-column">
      <style:table-column-properties style:column-width="3.133cm"/>
    </style:style>
    <style:style style:name="Table1.C" style:family="table-column">
      <style:table-column-properties style:column-width="2.175cm"/>
    </style:style>
    <style:style style:name="Table1.A1" style:family="table-cell">
      <style:table-cell-properties style:vertical-align="middle" fo:padding="0.049cm" fo:border="none"/>
    </style:style>
    <style:style style:name="P1" style:family="paragraph" style:parent-style-name="Standard">
      <style:text-properties officeooo:paragraph-rsid="0009b11e"/>
    </style:style>
    <style:style style:name="P2" style:family="paragraph" style:parent-style-name="Table_20_Contents">
      <style:text-properties officeooo:paragraph-rsid="0009b11e"/>
    </style:style>
    <style:style style:name="P3" style:family="paragraph" style:parent-style-name="Table_20_Heading">
      <style:text-properties officeooo:paragraph-rsid="0009b11e"/>
    </style:style>
    <style:style style:name="P4" style:family="paragraph" style:parent-style-name="Text_20_body">
      <style:text-properties officeooo:paragraph-rsid="0009b11e"/>
    </style:style>
    <style:style style:name="P5" style:family="paragraph" style:parent-style-name="Text_20_body">
      <style:paragraph-properties fo:text-align="center" style:justify-single-word="false"/>
      <style:text-properties officeooo:paragraph-rsid="0009b11e"/>
    </style:style>
    <style:style style:name="P6" style:family="paragraph" style:parent-style-name="Text_20_body">
      <style:paragraph-properties fo:margin-top="0cm" fo:margin-bottom="0cm" style:contextual-spacing="false"/>
      <style:text-properties officeooo:paragraph-rsid="001014dd"/>
    </style:style>
    <style:style style:name="P7" style:family="paragraph" style:parent-style-name="Text_20_body">
      <style:text-properties officeooo:rsid="000f8a2b" officeooo:paragraph-rsid="000f8a2b"/>
    </style:style>
    <style:style style:name="P8" style:family="paragraph" style:parent-style-name="Text_20_body">
      <style:text-properties officeooo:paragraph-rsid="000f8a2b"/>
    </style:style>
    <style:style style:name="P9" style:family="paragraph" style:parent-style-name="Heading_20_1">
      <style:paragraph-properties fo:margin-top="0cm" fo:margin-bottom="0cm" style:contextual-spacing="false"/>
      <style:text-properties officeooo:paragraph-rsid="001014dd"/>
    </style:style>
    <style:style style:name="P10" style:family="paragraph" style:parent-style-name="Text_20_body" style:list-style-name="L1">
      <style:text-properties officeooo:paragraph-rsid="0009b11e"/>
    </style:style>
    <style:style style:name="P11" style:family="paragraph" style:parent-style-name="Text_20_body" style:list-style-name="L2">
      <style:text-properties officeooo:paragraph-rsid="0009b11e"/>
    </style:style>
    <style:style style:name="P12" style:family="paragraph" style:parent-style-name="Text_20_body" style:list-style-name="L2">
      <style:text-properties officeooo:paragraph-rsid="001014dd"/>
    </style:style>
    <style:style style:name="P13" style:family="paragraph" style:parent-style-name="Text_20_body" style:list-style-name="L2">
      <style:text-properties officeooo:paragraph-rsid="0011ae40"/>
    </style:style>
    <style:style style:name="P14" style:family="paragraph" style:parent-style-name="Text_20_body" style:list-style-name="L3">
      <style:text-properties officeooo:paragraph-rsid="0009b11e"/>
    </style:style>
    <style:style style:name="P15" style:family="paragraph" style:parent-style-name="Text_20_body" style:list-style-name="L3">
      <style:text-properties officeooo:paragraph-rsid="000e266f"/>
    </style:style>
    <style:style style:name="P16" style:family="paragraph" style:parent-style-name="Text_20_body" style:list-style-name="L4">
      <style:paragraph-properties fo:margin-top="0cm" fo:margin-bottom="0cm" style:contextual-spacing="false"/>
      <style:text-properties officeooo:paragraph-rsid="0009b11e"/>
    </style:style>
    <style:style style:name="P17" style:family="paragraph" style:parent-style-name="Text_20_body" style:list-style-name="L4">
      <style:text-properties officeooo:paragraph-rsid="0009b11e"/>
    </style:style>
    <style:style style:name="P18" style:family="paragraph" style:parent-style-name="Text_20_body" style:list-style-name="L5">
      <style:text-properties officeooo:paragraph-rsid="0009b11e"/>
    </style:style>
    <style:style style:name="P19" style:family="paragraph" style:parent-style-name="Text_20_body" style:list-style-name="L5">
      <style:paragraph-properties fo:margin-top="0cm" fo:margin-bottom="0cm" style:contextual-spacing="false"/>
      <style:text-properties officeooo:paragraph-rsid="0009b11e"/>
    </style:style>
    <style:style style:name="P20" style:family="paragraph" style:parent-style-name="Text_20_body" style:list-style-name="L5">
      <style:text-properties officeooo:paragraph-rsid="000ecdb6"/>
    </style:style>
    <style:style style:name="P21" style:family="paragraph" style:parent-style-name="Text_20_body" style:list-style-name="L5">
      <style:paragraph-properties fo:margin-top="0cm" fo:margin-bottom="0cm" style:contextual-spacing="false"/>
      <style:text-properties officeooo:rsid="000c4985" officeooo:paragraph-rsid="000c4985"/>
    </style:style>
    <style:style style:name="P22" style:family="paragraph" style:parent-style-name="Text_20_body" style:list-style-name="L5">
      <style:paragraph-properties fo:margin-top="0cm" fo:margin-bottom="0cm" style:contextual-spacing="false"/>
      <style:text-properties officeooo:rsid="000f8a2b" officeooo:paragraph-rsid="000f8a2b"/>
    </style:style>
    <style:style style:name="P23" style:family="paragraph" style:parent-style-name="Text_20_body" style:list-style-name="L5">
      <style:text-properties officeooo:rsid="000ecdb6" officeooo:paragraph-rsid="000ecdb6"/>
    </style:style>
    <style:style style:name="P24" style:family="paragraph" style:parent-style-name="Text_20_body">
      <style:text-properties officeooo:rsid="000ecdb6" officeooo:paragraph-rsid="000f8a2b"/>
    </style:style>
    <style:style style:name="P25" style:family="paragraph" style:parent-style-name="Text_20_body">
      <style:text-properties officeooo:paragraph-rsid="0009b11e"/>
    </style:style>
    <style:style style:name="P26" style:family="paragraph" style:parent-style-name="Text_20_body">
      <style:paragraph-properties fo:margin-top="0cm" fo:margin-bottom="0cm" style:contextual-spacing="false"/>
      <style:text-properties fo:font-size="10pt" style:font-size-asian="10pt" style:font-size-complex="10pt"/>
    </style:style>
    <style:style style:name="P27" style:family="paragraph" style:parent-style-name="Text_20_body">
      <style:paragraph-properties fo:margin-top="0cm" fo:margin-bottom="0cm" style:contextual-spacing="false"/>
      <style:text-properties fo:font-size="10pt" officeooo:paragraph-rsid="001014dd" style:font-size-asian="10pt" style:font-size-complex="10pt"/>
    </style:style>
    <style:style style:name="T1" style:family="text">
      <style:text-properties officeooo:rsid="0009b11e"/>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4pt" style:text-underline-style="solid" style:text-underline-width="auto" style:text-underline-color="font-color" fo:font-weight="normal" officeooo:rsid="0009b11e" style:font-size-asian="14pt" style:font-weight-asian="normal" style:font-size-complex="14pt" style:font-weight-complex="normal"/>
    </style:style>
    <style:style style:name="T4" style:family="text">
      <style:text-properties officeooo:rsid="000c4985"/>
    </style:style>
    <style:style style:name="T5" style:family="text">
      <style:text-properties officeooo:rsid="000ecdb6"/>
    </style:style>
    <style:style style:name="T6" style:family="text">
      <style:text-properties officeooo:rsid="000ee66b"/>
    </style:style>
    <style:style style:name="T7" style:family="text">
      <style:text-properties officeooo:rsid="000f8a2b"/>
    </style:style>
    <style:style style:name="T8" style:family="text">
      <style:text-properties officeooo:rsid="001014dd"/>
    </style:style>
    <style:style style:name="T9" style:family="text">
      <style:text-properties fo:font-size="10pt" style:font-size-asian="10pt" style:font-size-complex="10pt"/>
    </style:style>
    <style:style style:name="T10" style:family="text">
      <style:text-properties fo:font-size="10pt" officeooo:rsid="001014dd"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014dd" style:font-size-asian="10pt" style:font-weight-asian="bold" style:font-size-complex="10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3">Case Study/</text:span></text:span><text:span text:style-name="Strong_20_Emphasis"><text:span text:style-name="T2">Risk Management Plan for DHAEI</text:span></text:span></text:p>
      <text:p text:style-name="P1"><text:span text:style-name="Strong_20_Emphasis"/></text:p>
      <text:p text:style-name="P1"><text:span text:style-name="Strong_20_Emphasis">Executive Summary</text:span></text:p>
      <text:p text:style-name="P1"><text:span text:style-name="Strong_20_Emphasis"/></text:p>
      <text:p text:style-name="P4">The Risk Management Plan for DHAEI outlines the identified risks, their potential impacts, and recommended mitigation’s. The top priority is to address the risk of Cyber attacks and Data Breaches, which poses the greatest threat to the company's operations and reputation. To achieve this, DHAEI will deploy robust security measures, conduct training, and implement multi-factor authentication. Additionally, measures to prevent service disruptions and protect data in transit have been outlined to enhance overall security and business continuity.</text:p>
      <text:p text:style-name="P4">By following this Risk Management Plan, DHAEI can enhance its security posture, safeguard its network infrastructure, and meet the technical, security, and user requirements effectively. Regular reviews and updates of the plan will be essential to adapt to evolving threats and ensure a proactive approach to risk management.</text:p>
      <text:p text:style-name="P4"><text:span text:style-name="Strong_20_Emphasis"/></text:p>
      <text:p text:style-name="P4"><text:span text:style-name="Strong_20_Emphasis">1. Purpose, Scope, and Users</text:span></text:p>
      <text:p text:style-name="P4">The purpose of this Risk Management Plan is to identify, assess, and treat potential risks that could impact DHAEI's network infrastructure, security, and user operations. The scope of the plan includes addressing technical, security, and user requirements mentioned in the case study. The primary users of this plan are the management team and decision-makers at DHAEI who are responsible for overseeing the company's operations and risk mitigation strategies.</text:p>
      <text:p text:style-name="P4"><text:span text:style-name="Strong_20_Emphasis">Risk Assessment and Risk Treatment Methodology</text:span></text:p>
      <text:p text:style-name="P4"><text:span text:style-name="Strong_20_Emphasis">Risk Assessment</text:span></text:p>
      <text:p text:style-name="P4"><text:span text:style-name="Strong_20_Emphasis">Process and Involvement:</text:span> </text:p>
      <text:p text:style-name="P4">The risk assessment process will involve a collaborative effort of multiple stakeholders within DHAEI. The individuals or groups to be involved are:</text:p>
      <text:list text:style-name="L1">
        <text:list-item>
          <text:p text:style-name="P10">CIO (Amanda Wilson): As the chief information officer, Amanda will be responsible for overseeing the entire risk management process, providing resources, and making informed decisions.</text:p>
        </text:list-item>
        <text:list-item>
          <text:p text:style-name="P10">Chief Information Security Officer (Paul Alexander): Paul, as the CIS, will lead the assessment of security-related risks, vulnerabilities, and mitigation strategies.</text:p>
        </text:list-item>
        <text:list-item>
          <text:p text:style-name="P10">Network and Infrastructure Team: This team will contribute their expertise in assessing technical risks related to network infrastructure and load balancing <text:span text:style-name="T1">while using a well configured Cluster management system</text:span>.</text:p>
        </text:list-item>
        <text:list-item>
          <text:p text:style-name="P10">Support Technicians: The support technicians from each branch office will provide valuable insights into risks associated with local maintenance and operations <text:span text:style-name="T1">as well as employ SIEM monitoring tools and run active diagnostics scans on there individual infrastructure</text:span>.</text:p>
        </text:list-item>
      </text:list>
      <text:p text:style-name="P4"><text:soft-page-break/><text:span text:style-name="Strong_20_Emphasis"/></text:p>
      <text:p text:style-name="P4"><text:span text:style-name="Strong_20_Emphasis">Assets, Vulnerabilities, and Threats:</text:span> </text:p>
      <text:p text:style-name="P4">Based on the information provided, the three main threats that DHAEI may face are:</text:p>
      <text:list text:style-name="L2">
        <text:list-item>
          <text:p text:style-name="P11">Cyber attacks and Data Breaches: The risk of unauthorized access to sensitive data stored on servers and potential data breaches due to <text:span text:style-name="T1">C</text:span>yber attacks.</text:p>
          <text:p text:style-name="P13"><text:span text:style-name="T12"><text:s/></text:span><text:span text:style-name="T11">Vulnerability Details : </text:span><text:a xlink:type="simple" xlink:href="https://www.cvedetails.com/cve/CVE-2022-30155/" text:style-name="Internet_20_link" text:visited-style-name="Visited_20_Internet_20_Link"><text:span text:style-name="T11">CVE-2022-30155</text:span></text:a></text:p>
          <text:p text:style-name="P13"><text:span text:style-name="T9">Windows Kernel Denial of Service Vulnerability. </text:span></text:p>
        </text:list-item>
      </text:list>
      <text:p text:style-name="P27"><text:s text:c="14"/>Publish Date : 2022-06-15 Last Update Date : 2022-10-27 </text:p>
      <text:p text:style-name="P27"/>
      <text:h text:style-name="P9" text:outline-level="1"><text:span text:style-name="T9"><text:s text:c="13"/>Vulnerability Details : </text:span><text:a xlink:type="simple" xlink:href="https://www.cvedetails.com/cve/CVE-2022-30190/" text:style-name="Internet_20_link" text:visited-style-name="Visited_20_Internet_20_Link"><text:span text:style-name="T9">CVE-2022-30190</text:span></text:a><text:span text:style-name="T9"> </text:span><text:bookmark text:name="hmetasexpcount Copy 1"/></text:h>
      <text:p text:style-name="P26"><text:s text:c="13"/>Microsoft Windows Support Diagnostic Tool (MSDT) Remote Code Execution Vulnerability. <text:line-break/> <text:s text:c="12"/>Publish Date : 2022-06-01 Last Update Date : 2022-06-07 </text:p>
      <text:p text:style-name="P6"/>
      <text:list text:continue-numbering="true" text:style-name="L2">
        <text:list-item>
          <text:p text:style-name="P12">Risks of service disruptions due to hardware failures or network outages, impacting business continuity.</text:p>
        </text:list-item>
        <text:list-item>
          <text:p text:style-name="P11">Data Loss in Transit: Risks related to data loss or interception during transmission over VPN connections for remote workers.</text:p>
          <text:p text:style-name="P11"/>
        </text:list-item>
      </text:list>
      <text:p text:style-name="P4"><text:span text:style-name="Strong_20_Emphasis">Determining the Risk Owners:</text:span></text:p>
      <text:p text:style-name="P4"><text:s/>For each of the three risks identified:</text:p>
      <text:list text:style-name="L3">
        <text:list-item>
          <text:p text:style-name="P14">Cyber attacks and Data Breaches: </text:p>
          <text:p text:style-name="P14">Risk owners include the Chief Information Security Officer (CIS), the security technician team, and the CEO. The CIS will be directly responsible for implementing security measures, while the security technician team will ensure day-to-day monitoring and response. The CEO holds ultimate responsibility for the company's security posture.</text:p>
        </text:list-item>
        <text:list-item>
          <text:p text:style-name="P15">Service Disruptions: </text:p>
          <text:p text:style-name="P15">Risk owners include the Network and Infrastructure Team, support technicians, and the CIO. The Network and Infrastructure Team will work on redundancy and risk mitigation strategies, while support technicians will handle local maintenance. The CIO oversees overall operations.</text:p>
        </text:list-item>
        <text:list-item>
          <text:p text:style-name="P15">Data Loss in Transit: </text:p>
          <text:p text:style-name="P15">The Network and Infrastructure Team and the remote workers themselves will be responsible for this risk. The team will implement encryption protocols, and remote workers will adhere to security best practices.</text:p>
        </text:list-item>
      </text:list>
      <text:p text:style-name="P4"><text:span text:style-name="Strong_20_Emphasis"/></text:p>
      <text:p text:style-name="P4"><text:span text:style-name="Strong_20_Emphasis"/></text:p>
      <text:p text:style-name="P4"><text:soft-page-break/><text:span text:style-name="Strong_20_Emphasis">Impact and Likelihood:</text:span>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Risk</text:p>
            </table:table-cell>
            <table:table-cell table:style-name="Table1.A1" office:value-type="string">
              <text:p text:style-name="P3">Impact on C/I/A</text:p>
            </table:table-cell>
            <table:table-cell table:style-name="Table1.A1" office:value-type="string">
              <text:p text:style-name="P3">Likelihood</text:p>
            </table:table-cell>
          </table:table-row>
        </table:table-header-rows>
        <table:table-row>
          <table:table-cell table:style-name="Table1.A1" office:value-type="string">
            <text:p text:style-name="P2">Cyber attacks and Data Breaches</text:p>
          </table:table-cell>
          <table:table-cell table:style-name="Table1.A1" office:value-type="string">
            <text:p text:style-name="P2">9 / 9 / 8</text:p>
          </table:table-cell>
          <table:table-cell table:style-name="Table1.A1" office:value-type="string">
            <text:p text:style-name="P2">4</text:p>
          </table:table-cell>
        </table:table-row>
        <table:table-row>
          <table:table-cell table:style-name="Table1.A1" office:value-type="string">
            <text:p text:style-name="P2">Service Disruptions</text:p>
          </table:table-cell>
          <table:table-cell table:style-name="Table1.A1" office:value-type="string">
            <text:p text:style-name="P2">7 / 6 / 9</text:p>
          </table:table-cell>
          <table:table-cell table:style-name="Table1.A1" office:value-type="string">
            <text:p text:style-name="P2">3</text:p>
          </table:table-cell>
        </table:table-row>
        <table:table-row>
          <table:table-cell table:style-name="Table1.A1" office:value-type="string">
            <text:p text:style-name="P2">Data Loss in Transit</text:p>
          </table:table-cell>
          <table:table-cell table:style-name="Table1.A1" office:value-type="string">
            <text:p text:style-name="P2">8 / 7 / 7</text:p>
          </table:table-cell>
          <table:table-cell table:style-name="Table1.A1" office:value-type="string">
            <text:p text:style-name="P2">2</text:p>
          </table:table-cell>
        </table:table-row>
      </table:table>
      <text:p text:style-name="P4"><text:span text:style-name="Strong_20_Emphasis"/></text:p>
      <text:p text:style-name="P4"><text:span text:style-name="Strong_20_Emphasis"/></text:p>
      <text:p text:style-name="P4"><text:span text:style-name="Strong_20_Emphasis">Risk Acceptance Criteria:</text:span> </text:p>
      <text:p text:style-name="P4">Based on the impact and likelihood assessment, the most likely/highest risk item is the risk of Cyber attacks and Data Breaches. DHAEI cannot afford to ignore or minimize this risk as it could result in severe financial and reputational damages. For the other risks, DHAEI may apply mitigation’s to reduce the likelihood and impact to an acceptable level.</text:p>
      <text:p text:style-name="P4"><text:span text:style-name="Strong_20_Emphasis"/></text:p>
      <text:p text:style-name="P4"><text:span text:style-name="Strong_20_Emphasis">Risk Treatment</text:span></text:p>
      <text:p text:style-name="P4"><text:span text:style-name="Strong_20_Emphasis">Main Threats Identified:</text:span> The three main threats identified are:</text:p>
      <text:list text:style-name="L4">
        <text:list-item>
          <text:p text:style-name="P16">Cyber attacks and Data Breaches</text:p>
        </text:list-item>
        <text:list-item>
          <text:p text:style-name="P16">Service Disruptions</text:p>
        </text:list-item>
        <text:list-item>
          <text:p text:style-name="P17">Data Loss in Transit</text:p>
        </text:list-item>
      </text:list>
      <text:p text:style-name="P4"><text:span text:style-name="Strong_20_Emphasis"/></text:p>
      <text:p text:style-name="P4"><text:span text:style-name="Strong_20_Emphasis">Recommended Mitigation’s and Priority:</text:span></text:p>
      <text:list text:style-name="L5">
        <text:list-header>
          <text:p text:style-name="P18"><text:span text:style-name="Strong_20_Emphasis"><text:span text:style-name="T1">1. </text:span></text:span><text:span text:style-name="Strong_20_Emphasis">Cyber attacks and Data Breaches:</text:span> </text:p>
          <text:p text:style-name="P18">To address this high-priority risk, DHAEI should implement the following mitigation’s:</text:p>
          <text:list>
            <text:list-item>
              <text:p text:style-name="P19">Deploy robust firewalls, <text:span text:style-name="T8">web application firewalls and </text:span>intrusion detection/prevention systems to protect against external threats.</text:p>
            </text:list-item>
            <text:list-item>
              <text:p text:style-name="P19">Conduct regular security awareness training for all employees to prevent social engineering <text:span text:style-name="T5">and phishing attack</text:span>s.</text:p>
            </text:list-item>
            <text:list-item>
              <text:p text:style-name="P19">Implement multi-factor authentication for all users to enhance account security.</text:p>
            </text:list-item>
            <text:list-item>
              <text:p text:style-name="P19">Regularly update and patch all software and systems to address known vulnerabilities.</text:p>
            </text:list-item>
            <text:list-item>
              <text:p text:style-name="P21">Implement a cluster management system to schedule periodic network telemetry scans and perform hardware diagnostics.</text:p>
            </text:list-item>
            <text:list-item>
              <text:p text:style-name="P22">Deploy and utilize a cloud access security broker to help enforce security policies, map credentials and detect malware etc.</text:p>
            </text:list-item>
          </text:list>
          <text:p text:style-name="P18"><text:span text:style-name="Strong_20_Emphasis"/></text:p>
          <text:p text:style-name="P18"><text:span text:style-name="Strong_20_Emphasis"/></text:p>
          <text:p text:style-name="P18"><text:span text:style-name="Strong_20_Emphasis"/></text:p>
          <text:p text:style-name="P18"><text:soft-page-break/><text:span text:style-name="Strong_20_Emphasis"/></text:p>
        </text:list-header>
        <text:list-item>
          <text:p text:style-name="P18"><text:span text:style-name="Strong_20_Emphasis"><text:span text:style-name="T1">2. </text:span></text:span><text:span text:style-name="Strong_20_Emphasis">Service Disruptions:</text:span> </text:p>
          <text:p text:style-name="P18">To minimize service disruptions, DHAEI should consider the following measures:</text:p>
          <text:list>
            <text:list-item>
              <text:p text:style-name="P19">Set up redundant servers and load balancing for critical services to ensure high availability.</text:p>
            </text:list-item>
            <text:list-item>
              <text:p text:style-name="P19">Implement a disaster recovery plan to quickly recover from potential system failures.</text:p>
            </text:list-item>
            <text:list-item>
              <text:p text:style-name="P19">Regularly test backups and ensure data can be restored in case of hardware failures.</text:p>
            </text:list-item>
            <text:list-item>
              <text:p text:style-name="P21">Install back up generators at the main server/data centre in case of a natural disaster or weather event<text:span text:style-name="T5">s</text:span>.</text:p>
            </text:list-item>
          </text:list>
        </text:list-item>
      </text:list>
      <text:p text:style-name="P4"><text:span text:style-name="Strong_20_Emphasis"/></text:p>
      <text:list text:continue-numbering="true" text:style-name="L5">
        <text:list-header>
          <text:p text:style-name="P20"><text:span text:style-name="Strong_20_Emphasis"/></text:p>
        </text:list-header>
        <text:list-item>
          <text:p text:style-name="P20"><text:span text:style-name="Strong_20_Emphasis"><text:span text:style-name="T1"><text:s/>3. </text:span></text:span><text:span text:style-name="Strong_20_Emphasis">Data Loss in Transit:</text:span> </text:p>
          <text:p text:style-name="P18">To protect data during transmission over VPN connections, DHAEI should:</text:p>
          <text:list>
            <text:list-item>
              <text:p text:style-name="P19">Implement strong encryption protocols for VPN connections to secure data in transit.</text:p>
            </text:list-item>
            <text:list-item>
              <text:p text:style-name="P19">Enforce the use of company-issued and properly configured laptops for remote workers <text:span text:style-name="T4">using bio-metric access and MFA</text:span>.</text:p>
            </text:list-item>
            <text:list-item>
              <text:p text:style-name="P18">Conduct periodic security audits to identify and address potential weaknesses in remote access policies.</text:p>
            </text:list-item>
            <text:list-item>
              <text:p text:style-name="P23">Implement <text:span text:style-name="T6">network, end point and cloud data</text:span> loss prevention tools.</text:p>
            </text:list-item>
          </text:list>
        </text:list-item>
      </text:list>
      <text:p text:style-name="P4"><text:span text:style-name="Strong_20_Emphasis"/></text:p>
      <text:p text:style-name="P4"><text:span text:style-name="Strong_20_Emphasis">Priority and Rationale:</text:span> </text:p>
      <text:p text:style-name="P4">The priority of mitigation’s is based on the potential impact and likelihood of each risk. Cyber attacks and Data Breaches pose the highest threat, affecting both confidentiality and integrity. Hence, this should be the top priority. Service Disruptions come next, as they can significantly impact business operations. Data Loss in Transit, while important, has a relatively lower likelihood and impact.</text:p>
      <text:p text:style-name="P4"><text:span text:style-name="Strong_20_Emphasis"/></text:p>
      <text:p text:style-name="P4"><text:span text:style-name="Strong_20_Emphasis">Conclusion:</text:span></text:p>
      <text:p text:style-name="Text_20_body">In conclusion, DHAEI's Risk Management Plan, aligned with the ISO 27001 framework, addresses key technical, security, and user requirements. By identifying potential risks such as Cyber attacks, Service Disruptions, and Data Loss in Transit, DHAEI can implement effective mitigation’s. The plan involves collaboration among stakeholders, ensuring a proactive approach to risk management. Through ISO 27001 guidelines, DHAEI enhances security resilience, safeguards data, and maintains uninterrupted operations, earning trust from customers and stakeholders.</text:p>
      <text:p text:style-name="Text_20_body"/>
      <text:p text:style-name="P24"/>
      <text:p text:style-name="P24"><text:soft-page-break/></text:p>
      <text:p text:style-name="P24">Citations:</text:p>
      <text:p text:style-name="P8">ISO/IEC 27001 Standard <text:s/><text:a xlink:type="simple" xlink:href="https://www.iso.org/standard/27001" text:style-name="Internet_20_link" text:visited-style-name="Visited_20_Internet_20_Link">https://www.iso.org/standard/27001</text:a></text:p>
      <text:p text:style-name="P8"><text:span text:style-name="T7">Microsoft Access Security Broker </text:span>https://www.microsoft.com/en-ca/security/business/security-101/what-is-a-cloud-access-security-broker-casb</text:p>
      <text:p text:style-name="P7">Cluster Management Systems <text:a xlink:type="simple" xlink:href="https://www.atera.com/lp/all-in-one-it-management/" text:style-name="Internet_20_link" text:visited-style-name="Visited_20_Internet_20_Link">https://www.atera.com/lp/all-in-one-it-management/</text:a></text:p>
      <text:p text:style-name="P7"><text:span text:style-name="T8">CVE Details </text:span>https://www.cvedetails.com/cve/CVE-2022-301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5T20:55:42.219000000</meta:creation-date>
    <dc:date>2023-07-26T08:07:36.967000000</dc:date>
    <meta:editing-duration>PT10H13M37S</meta:editing-duration>
    <meta:editing-cycles>10</meta:editing-cycles>
    <meta:generator>LibreOffice/7.5.5.2$Windows_X86_64 LibreOffice_project/ca8fe7424262805f223b9a2334bc7181abbcbf5e</meta:generator>
    <meta:document-statistic meta:table-count="1" meta:image-count="0" meta:object-count="0" meta:page-count="5" meta:paragraph-count="82" meta:word-count="1157" meta:character-count="8137" meta:non-whitespace-character-count="7021"/>
  </office:meta>
</office:document-meta>
</file>